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fo:text-align="center"/>
      <style:text-properties fo:font-size="28pt" style:font-size-asian="28pt" style:font-size-complex="28pt"/>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TableColumn9" style:family="table-column">
      <style:table-column-properties style:column-width="3.1465in"/>
    </style:style>
    <style:style style:name="TableColumn10" style:family="table-column">
      <style:table-column-properties style:column-width="3.1465in"/>
    </style:style>
    <style:style style:name="Table8" style:family="table">
      <style:table-properties style:width="6.293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style>
    <style:style style:name="TableColumn17" style:family="table-column">
      <style:table-column-properties style:column-width="0.8826in"/>
    </style:style>
    <style:style style:name="TableColumn18" style:family="table-column">
      <style:table-column-properties style:column-width="0.8875in"/>
    </style:style>
    <style:style style:name="Table16" style:family="table">
      <style:table-properties style:width="1.7701in" fo:margin-left="2.259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olumn30" style:family="table-column">
      <style:table-column-properties style:column-width="2.0972in"/>
    </style:style>
    <style:style style:name="TableColumn31" style:family="table-column">
      <style:table-column-properties style:column-width="2.0979in"/>
    </style:style>
    <style:style style:name="TableColumn32" style:family="table-column">
      <style:table-column-properties style:column-width="2.0979in"/>
    </style:style>
    <style:style style:name="Table29" style:family="table">
      <style:table-properties style:width="6.293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Column90" style:family="table-column">
      <style:table-column-properties style:column-width="1.1777in"/>
    </style:style>
    <style:style style:name="TableColumn91" style:family="table-column">
      <style:table-column-properties style:column-width="5.1152in"/>
    </style:style>
    <style:style style:name="Table89" style:family="table">
      <style:table-properties style:width="6.293in" fo:margin-left="0in" table:align="lef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TableColumn103" style:family="table-column">
      <style:table-column-properties style:column-width="1.0486in"/>
    </style:style>
    <style:style style:name="TableColumn104" style:family="table-column">
      <style:table-column-properties style:column-width="1.0486in"/>
    </style:style>
    <style:style style:name="TableColumn105" style:family="table-column">
      <style:table-column-properties style:column-width="1.0486in"/>
    </style:style>
    <style:style style:name="TableColumn106" style:family="table-column">
      <style:table-column-properties style:column-width="1.0486in"/>
    </style:style>
    <style:style style:name="TableColumn107" style:family="table-column">
      <style:table-column-properties style:column-width="1.0493in"/>
    </style:style>
    <style:style style:name="TableColumn108" style:family="table-column">
      <style:table-column-properties style:column-width="1.0493in"/>
    </style:style>
    <style:style style:name="Table102" style:family="table">
      <style:table-properties style:width="6.293in" fo:margin-left="0in" table:align="lef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ge-content" style:vertical-rel="paragraph" style:horizontal-pos="righ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text:bookmark-start text:name="_Toc127258089"/>Product Backlog<text:bookmark-end text:name="_Toc127258089"/></text:h>
      <text:p text:style-name="Normal"/>
      <text:p text:style-name="Normal"/>
      <text:p text:style-name="Normal">Nous avons divisé ce jour et demi en six sprints distincts, divisant le 13 février 2023 en quatre sprints de 2h30 et la matinée du jour suivant en deux sprints de 2h30. Lorsqu’un sprint sera fini un compte rendu général sera donné.</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27258089" office:target-frame-name="_top" xlink:show="replace"><text:span text:style-name="Lienhypertexte">Product Backlog</text:span><text:tab/>1</text:a></text:p>
          <text:p text:style-name="P5"><text:a xlink:href="#_Toc127258090" office:target-frame-name="_top" xlink:show="replace"><text:span text:style-name="Lienhypertexte">But du projet</text:span><text:tab/>1</text:a></text:p>
          <text:p text:style-name="P6"><text:a xlink:href="#_Toc127258091" office:target-frame-name="_top" xlink:show="replace"><text:span text:style-name="Lienhypertexte">Equipe</text:span><text:tab/>1</text:a></text:p>
          <text:p text:style-name="P7"><text:a xlink:href="#_Toc127258092" office:target-frame-name="_top" xlink:show="replace"><text:span text:style-name="Lienhypertexte">Liste des versions produites</text:span><text:tab/>2</text:a></text:p>
        </text:index-body>
      </text:table-of-content>
      <text:p text:style-name="Normal"/>
      <text:p text:style-name="Normal"/>
      <text:h text:style-name="Titre1" text:outline-level="1"><text:bookmark-start text:name="_Toc127258090"/>But du projet<text:bookmark-end text:name="_Toc127258090"/></text:h>
      <text:p text:style-name="Normal"/>
      <table:table table:style-name="Table8">
        <table:table-columns>
          <table:table-column table:style-name="TableColumn9"/>
          <table:table-column table:style-name="TableColumn10"/>
        </table:table-columns>
        <table:table-row table:style-name="TableRow11">
          <table:table-cell table:style-name="TableCell12">
            <text:p text:style-name="P13">But du projet</text:p>
          </table:table-cell>
          <table:table-cell table:style-name="TableCell14">
            <text:p text:style-name="P15">Copie d’un site d’apprentissage de Photoshop</text:p>
          </table:table-cell>
        </table:table-row>
      </table:table>
      <text:p text:style-name="Normal"/>
      <text:p text:style-name="Normal"/>
      <table:table table:style-name="Table16">
        <table:table-columns>
          <table:table-column table:style-name="TableColumn17"/>
          <table:table-column table:style-name="TableColumn18"/>
        </table:table-columns>
        <table:table-row table:style-name="TableRow19">
          <table:table-cell table:style-name="TableCell20">
            <text:p text:style-name="P21">Date début</text:p>
          </table:table-cell>
          <table:table-cell table:style-name="TableCell22">
            <text:p text:style-name="P23">13/02/2023</text:p>
          </table:table-cell>
        </table:table-row>
        <table:table-row table:style-name="TableRow24">
          <table:table-cell table:style-name="TableCell25">
            <text:p text:style-name="P26">Date fin</text:p>
          </table:table-cell>
          <table:table-cell table:style-name="TableCell27">
            <text:p text:style-name="P28">14/02/2023</text:p>
          </table:table-cell>
        </table:table-row>
      </table:table>
      <text:p text:style-name="Normal"/>
      <text:p text:style-name="Normal"/>
      <text:h text:style-name="Titre1" text:outline-level="1"><text:bookmark-start text:name="_Toc127258091"/>Equipe<text:bookmark-end text:name="_Toc127258091"/></text:h>
      <text:p text:style-name="Normal"/>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Membre de l’équipe</text:p>
          </table:table-cell>
          <table:table-cell table:style-name="TableCell36">
            <text:p text:style-name="P37">Disponibilité prévue</text:p>
          </table:table-cell>
          <table:table-cell table:style-name="TableCell38">
            <text:p text:style-name="P39">Disponibilité réelle</text:p>
          </table:table-cell>
        </table:table-row>
        <table:table-row table:style-name="TableRow40">
          <table:table-cell table:style-name="TableCell41">
            <text:p text:style-name="P42">Tao CHUPIN</text:p>
          </table:table-cell>
          <table:table-cell table:style-name="TableCell43">
            <text:p text:style-name="P44">2 jours</text:p>
          </table:table-cell>
          <table:table-cell table:style-name="TableCell45">
            <text:p text:style-name="P46">2 jours</text:p>
          </table:table-cell>
        </table:table-row>
        <table:table-row table:style-name="TableRow47">
          <table:table-cell table:style-name="TableCell48">
            <text:p text:style-name="P49">Kévin PAWLONKA</text:p>
          </table:table-cell>
          <table:table-cell table:style-name="TableCell50">
            <text:p text:style-name="P51">2 jours</text:p>
          </table:table-cell>
          <table:table-cell table:style-name="TableCell52">
            <text:p text:style-name="P53">2 jours</text:p>
          </table:table-cell>
        </table:table-row>
        <table:table-row table:style-name="TableRow54">
          <table:table-cell table:style-name="TableCell55">
            <text:p text:style-name="P56">Axel BARBESIER</text:p>
          </table:table-cell>
          <table:table-cell table:style-name="TableCell57">
            <text:p text:style-name="P58">2 jours</text:p>
          </table:table-cell>
          <table:table-cell table:style-name="TableCell59">
            <text:p text:style-name="P60">2 jours</text:p>
          </table:table-cell>
        </table:table-row>
        <table:table-row table:style-name="TableRow61">
          <table:table-cell table:style-name="TableCell62">
            <text:p text:style-name="P63">Samuel VINCENT</text:p>
          </table:table-cell>
          <table:table-cell table:style-name="TableCell64">
            <text:p text:style-name="P65">2 jours</text:p>
          </table:table-cell>
          <table:table-cell table:style-name="TableCell66">
            <text:p text:style-name="P67">2 jours</text:p>
          </table:table-cell>
        </table:table-row>
        <table:table-row table:style-name="TableRow68">
          <table:table-cell table:style-name="TableCell69">
            <text:p text:style-name="P70">Lucas BURLE</text:p>
          </table:table-cell>
          <table:table-cell table:style-name="TableCell71">
            <text:p text:style-name="P72">2 jours</text:p>
          </table:table-cell>
          <table:table-cell table:style-name="TableCell73">
            <text:p text:style-name="P74">2 jours</text:p>
          </table:table-cell>
        </table:table-row>
        <table:table-row table:style-name="TableRow75">
          <table:table-cell table:style-name="TableCell76">
            <text:p text:style-name="P77">Antony</text:p>
          </table:table-cell>
          <table:table-cell table:style-name="TableCell78">
            <text:p text:style-name="P79">2 jours</text:p>
          </table:table-cell>
          <table:table-cell table:style-name="TableCell80">
            <text:p text:style-name="P81">2 jours</text:p>
          </table:table-cell>
        </table:table-row>
        <table:table-row table:style-name="TableRow82">
          <table:table-cell table:style-name="TableCell83">
            <text:p text:style-name="P84">Enzo OUDIN</text:p>
          </table:table-cell>
          <table:table-cell table:style-name="TableCell85">
            <text:p text:style-name="P86">2 jours</text:p>
          </table:table-cell>
          <table:table-cell table:style-name="TableCell87">
            <text:p text:style-name="P88">2 jours</text:p>
          </table:table-cell>
        </table:table-row>
      </table:table>
      <text:p text:style-name="Normal"/>
      <text:p text:style-name="Normal"/>
      <text:h text:style-name="Titre1" text:outline-level="1"><text:bookmark-start text:name="_Toc127258092"/><text:soft-page-break/>Liste des versions produites<text:bookmark-end text:name="_Toc127258092"/></text:h>
      <text:p text:style-name="Normal"/>
      <table:table table:style-name="Table89">
        <table:table-columns>
          <table:table-column table:style-name="TableColumn90"/>
          <table:table-column table:style-name="TableColumn91"/>
        </table:table-columns>
        <table:table-row table:style-name="TableRow92">
          <table:table-cell table:style-name="TableCell93">
            <text:p text:style-name="P94">Date</text:p>
          </table:table-cell>
          <table:table-cell table:style-name="TableCell95">
            <text:p text:style-name="P96">Statut</text:p>
          </table:table-cell>
        </table:table-row>
        <table:table-row table:style-name="TableRow97">
          <table:table-cell table:style-name="TableCell98">
            <text:p text:style-name="P99">14/02/2023</text:p>
          </table:table-cell>
          <table:table-cell table:style-name="TableCell100">
            <text:p text:style-name="P101">Version finale</text:p>
          </table:table-cell>
        </table:table-row>
      </table:table>
      <text:p text:style-name="Normal"/>
      <text:p text:style-name="Normal"/>
      <text:h text:style-name="Titre1" text:outline-level="1">Contenu réalisé</text:h>
      <text:p text:style-name="Normal"><draw:frame draw:z-index="251665408" draw:id="id0" draw:style-name="a0" draw:name="Zone de texte 5" text:anchor-type="paragraph" svg:x="5.91597in" svg:y="0.14375in" svg:width="0.58333in" svg:height="0.28333in" style:rel-width="scale" style:rel-height="scale"><draw:text-box><text:p text:style-name="Normal">14/02</text:p></draw:text-box><svg:title/><svg:desc/></draw:frame><draw:frame draw:z-index="251663360" draw:id="id1" draw:style-name="a1" draw:name="Zone de texte 4" text:anchor-type="paragraph" svg:x="-0.07569in" svg:y="0.19375in" svg:width="0.58333in" svg:height="0.28333in" style:rel-width="scale" style:rel-height="scale"><draw:text-box><text:p text:style-name="Normal">13/02</text:p></draw:text-box><svg:title/><svg:desc/></draw:frame></text:p>
      <text:p text:style-name="Normal"><draw:connector draw:type="line" svg:x1="0in" svg:y1="0.22708in" svg:x2="6.24167in" svg:y2="0.21042in" draw:z-index="251659264" draw:id="id2" draw:style-name="a3" draw:name="Connecteur droit avec flèche 1" text:anchor-type="paragraph"><svg:title/><svg:desc/></draw:connector></text:p>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Sprint 1</text:p>
          </table:table-cell>
          <table:table-cell table:style-name="TableCell112">
            <text:p text:style-name="P113">Sprint 2</text:p>
          </table:table-cell>
          <table:table-cell table:style-name="TableCell114">
            <text:p text:style-name="P115">Sprint 3</text:p>
          </table:table-cell>
          <table:table-cell table:style-name="TableCell116">
            <text:p text:style-name="P117">Sprint 4</text:p>
          </table:table-cell>
          <table:table-cell table:style-name="TableCell118">
            <text:p text:style-name="P119">Sprint 5</text:p>
          </table:table-cell>
          <table:table-cell table:style-name="TableCell120">
            <text:p text:style-name="P121">Sprint 6</text:p>
          </table:table-cell>
        </table:table-row>
      </table:table>
      <text:p text:style-name="Normal"><draw:custom-shape svg:x="-0.78403in" svg:y="0.37292in" svg:width="0.93333in" svg:height="0.8625in" draw:z-index="251676672" draw:id="id3" draw:style-name="a4" draw:name="Bulle narrative : rectangle 2" text:anchor-type="paragraph"><svg:title/><svg:desc/><text:p text:style-name="P122">Répartition des tâches et choix du site<text:s/></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17809 -8633"><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Normal"><draw:custom-shape svg:x="6.65in" svg:y="0.14792in" svg:width="0.93333in" svg:height="0.55833in" draw:z-index="251675648" draw:id="id4" draw:style-name="a5" draw:name="Bulle narrative : rectangle 10" text:anchor-type="paragraph"><svg:title/><svg:desc/><text:p text:style-name="P123">Rendu</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14543 -1673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4.48681in" svg:y="0.01875in" svg:width="1.025in" svg:height="0.75in" draw:z-index="251673600" draw:id="id5" draw:style-name="a6" draw:name="Bulle narrative : rectangle 9" text:anchor-type="paragraph"><svg:title/><svg:desc/><text:p text:style-name="P124">Création des documents clients</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1667 -8099"><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3.42014in" svg:y="0.11458in" svg:width="0.97083in" svg:height="0.575in" draw:z-index="251671552" draw:id="id6" draw:style-name="a7" draw:name="Bulle narrative : rectangle 8" text:anchor-type="paragraph"><svg:title/><svg:desc/><text:p text:style-name="P125">Finition générale</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2334 -14347"><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2.24514in" svg:y="0.09306in" svg:width="1.11667in" svg:height="0.74167in" draw:z-index="251669504" draw:id="id7" draw:style-name="a8" draw:name="Bulle narrative : rectangle 7" text:anchor-type="paragraph"><svg:title/><svg:desc/><text:p text:style-name="P126">Amélioration du visuel général</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726 -10193"><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1.07431in" svg:y="0.22708in" svg:width="1.11667in" svg:height="0.74167in" draw:z-index="251667456" draw:id="id8" draw:style-name="a9" draw:name="Bulle narrative : rectangle 6" text:anchor-type="paragraph"><svg:title/><svg:desc/><text:p text:style-name="P127">Création de la page d’inscription</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3245 -1430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0.22431in" svg:y="0.20139in" svg:width="0.81667in" svg:height="0.56667in" draw:z-index="251662336" draw:id="id9" draw:style-name="a10" draw:name="Bulle narrative : rectangle 3" text:anchor-type="paragraph"><svg:title/><svg:desc/><text:p text:style-name="P128">Création de l’index</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5246 -173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zo oudin</meta:initial-creator>
    <dc:creator>enzo oudin</dc:creator>
    <meta:creation-date>2023-02-14T07:39:00Z</meta:creation-date>
    <dc:date>2023-02-14T08:41:00Z</dc:date>
    <meta:template xlink:href="Normal.dotm" xlink:type="simple"/>
    <meta:editing-cycles>3</meta:editing-cycles>
    <meta:editing-duration>PT3720S</meta:editing-duration>
    <meta:document-statistic meta:page-count="2" meta:paragraph-count="2" meta:word-count="183" meta:character-count="1188" meta:row-count="8" meta:non-whitespace-character-count="1007"/>
  </office:meta>
</office:document-meta>
</file>